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size="26pt" style:font-size-asian="26pt" style:font-size-complex="26pt"/>
    </style:style>
    <style:style style:name="P2" style:parent-style-name="Standard" style:family="paragraph">
      <style:paragraph-properties fo:text-align="center"/>
      <style:text-properties fo:font-size="18pt" style:font-size-asian="18pt" style:font-size-complex="18pt"/>
    </style:style>
    <style:style style:name="P3" style:parent-style-name="Standard" style:family="paragraph">
      <style:paragraph-properties fo:text-align="center"/>
      <style:text-properties fo:font-size="18pt" style:font-size-asian="18pt" style:font-size-complex="18pt"/>
    </style:style>
    <style:style style:name="P4" style:parent-style-name="Standard" style:family="paragraph">
      <style:text-properties fo:font-size="16pt" style:font-size-asian="16pt" style:font-size-complex="16pt"/>
    </style:style>
    <style:style style:name="P5" style:parent-style-name="Standard" style:list-style-name="LFO1" style:family="paragraph"/>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list-style-name="LFO1" style:family="paragraph"/>
    <style:style style:name="P11" style:parent-style-name="Standard" style:list-style-name="LFO1" style:family="paragraph"/>
    <style:style style:name="P12" style:parent-style-name="Standard" style:family="paragraph">
      <style:text-properties fo:font-size="16pt" style:font-size-asian="16pt" style:font-size-complex="16pt"/>
    </style:style>
    <style:style style:name="P13" style:parent-style-name="Standard" style:family="paragraph">
      <style:text-properties fo:font-size="16pt" style:font-size-asian="16pt" style:font-size-complex="16pt"/>
    </style:style>
    <style:style style:name="P14" style:parent-style-name="Standard" style:family="paragraph">
      <style:text-properties fo:font-size="16pt" style:font-size-asian="16pt" style:font-size-complex="16pt"/>
    </style:style>
    <style:style style:name="P15" style:parent-style-name="Standard" style:family="paragraph">
      <style:text-properties fo:font-size="16pt" style:font-size-asian="16pt" style:font-size-complex="16pt"/>
    </style:style>
    <style:style style:name="P16" style:parent-style-name="Standard" style:family="paragraph">
      <style:text-properties fo:font-size="16pt" style:font-size-asian="16pt" style:font-size-complex="16pt"/>
    </style:style>
    <style:style style:name="P17" style:parent-style-name="Standard" style:family="paragraph">
      <style:text-properties fo:font-size="16pt" style:font-size-asian="16pt" style:font-size-complex="16pt"/>
    </style:style>
    <style:style style:name="P18" style:parent-style-name="Standard" style:family="paragraph">
      <style:text-properties fo:font-size="16pt" style:font-size-asian="16pt" style:font-size-complex="16pt"/>
    </style:style>
    <style:style style:name="P19" style:parent-style-name="Standard" style:family="paragraph">
      <style:text-properties fo:font-size="16pt" style:font-size-asian="16pt" style:font-size-complex="16pt"/>
    </style:style>
    <style:style style:name="P20" style:parent-style-name="Standard" style:family="paragraph">
      <style:text-properties fo:font-size="16pt" style:font-size-asian="16pt" style:font-size-complex="16pt"/>
    </style:style>
    <style:style style:name="P21" style:parent-style-name="Standard" style:family="paragraph">
      <style:text-properties fo:font-size="16pt" style:font-size-asian="16pt" style:font-size-complex="16pt"/>
    </style:style>
    <style:style style:name="P22" style:parent-style-name="Standard" style:family="paragraph">
      <style:text-properties fo:font-size="16pt" style:font-size-asian="16pt" style:font-size-complex="16pt"/>
    </style:style>
    <style:style style:name="P23" style:parent-style-name="Standard" style:family="paragraph">
      <style:text-properties fo:font-size="16pt" style:font-size-asian="16pt" style:font-size-complex="16pt"/>
    </style:style>
    <style:style style:name="P24" style:parent-style-name="Standard" style:list-style-name="LFO2" style:family="paragraph"/>
    <style:style style:name="P25" style:parent-style-name="Standard" style:list-style-name="LFO2" style:family="paragraph"/>
    <style:style style:name="P26" style:parent-style-name="Standard" style:list-style-name="LFO2" style:family="paragraph"/>
    <style:style style:name="P27" style:parent-style-name="Standard" style:family="paragraph">
      <style:text-properties fo:font-size="16pt" style:font-size-asian="16pt" style:font-size-complex="16pt"/>
    </style:style>
    <style:style style:name="P28" style:parent-style-name="Standard" style:family="paragraph">
      <style:text-properties fo:font-size="16pt" style:font-size-asian="16pt" style:font-size-complex="16pt"/>
    </style:style>
    <style:style style:name="P29" style:parent-style-name="Standard" style:family="paragraph">
      <style:text-properties fo:font-size="16pt" style:font-size-asian="16pt" style:font-size-complex="16pt"/>
    </style:style>
    <style:style style:name="P30" style:parent-style-name="Standard" style:family="paragraph">
      <style:text-properties fo:font-size="16pt" style:font-size-asian="16pt" style:font-size-complex="16pt"/>
    </style:style>
  </office:automatic-styles>
  <office:body>
    <office:text text:use-soft-page-breaks="true">
      <text:p text:style-name="P1">The Last Knight</text:p>
      <text:p text:style-name="P2">Software Manual</text:p>
      <text:p text:style-name="P3"/>
      <text:p text:style-name="P4">High Level Software Description</text:p>
      <text:p text:style-name="Standard"/>
      <text:p text:style-name="Standard">“The Last Knight” is an RPG video-game in which the player fully enters a fantasy world in which he find themselves morphed into several fantasy-like characters that can use weapons and magic to overcome enemies and in the end win the game.</text:p>
      <text:p text:style-name="Standard"/>
      <text:p text:style-name="Standard">The player has several attributes, follows a list with a short description for each attribute:</text:p>
      <text:list text:style-name="LFO1" text:continue-numbering="true">
        <text:list-item>
          <text:p text:style-name="P5">Health: player lifepoints, if health reaches 0 then the player enters the game over</text:p>
        </text:list-item>
        <text:list-item>
          <text:p text:style-name="P6">Stamina: player endurance, the higher the more actions the player can perform</text:p>
        </text:list-item>
        <text:list-item>
          <text:p text:style-name="P7">Mana: player magic power, allows the player to cast various spell</text:p>
        </text:list-item>
        <text:list-item>
          <text:p text:style-name="P8">Endurance: player’s endurance, dictates the effectiveness of melee attacks</text:p>
        </text:list-item>
        <text:list-item>
          <text:p text:style-name="P9">Strength: player’s strength, plays an important role in the melee gameplay</text:p>
        </text:list-item>
        <text:list-item>
          <text:p text:style-name="P10">Intelligence: player’s intelligence, plays an important role in the mage gameplay</text:p>
        </text:list-item>
        <text:list-item>
          <text:p text:style-name="P11">Luck: player’s luck, influences various aspects of the gameplay</text:p>
        </text:list-item>
      </text:list>
      <text:p text:style-name="Standard"/>
      <text:p text:style-name="Standard">Moreover, the player can fight with various combat classes, namely: knight or melee, mage or magic, and thief which is a mixture of the former ones.</text:p>
      <text:p text:style-name="Standard"/>
      <text:p text:style-name="Standard">The player has also a level and a given number of XPs, or experience points. On a given amount of XPs the player level up, and with a level up comes a set of bonus attributes based on several things, among those the player’s classes and luck.</text:p>
      <text:p text:style-name="Standard"><text:line-break/>XPs are gained with combat. While traveling across various rooms the player will encounter enemies which he must defeat in order to proceed. Those enemies upon their defeat will reward the player with a given number of XPs.</text:p>
      <text:p text:style-name="Standard"/>
      <text:p text:style-name="Standard">The combat system allows the player to select their move when fighting, allowing him to choose only when it is their turn. When the turn is the enemies’, then the player will get hit.</text:p>
      <text:p text:style-name="Standard"/>
      <text:p text:style-name="Standard">The player can also use items, found across the game world, to increase their attributes, open doors, et similia. For example, the health potion can increase the player’s health, allowing them to fight more without the risk of dying and therefore of game over.</text:p>
      <text:p text:style-name="Standard"/>
      <text:p text:style-name="Standard">Items are stored in the player inventory which displays all information about the player’s carried items, weights and coins. In the same menu, the player can find their attributes, class, level and XPs.</text:p>
      <text:p text:style-name="Standard"/>
      <text:p text:style-name="Standard">Coins can be used to buy items at a trader, which is a type of NPC the player can encounter while navigating across the game world.</text:p>
      <text:p text:style-name="Standard"/>
      <text:p text:style-name="Standard">The game is divided into levels, each level having a various number of rooms. The player objective is to reach the end of each level by finding the level’s boss and winning the encounter. At the end of the game the player will face the final boss, and if victorious will win the game.</text:p>
      <text:p text:style-name="Standard"/>
      <text:soft-page-break/>
      <text:p text:style-name="Standard">The player can save and load their progress while playing the game and will start at the beginning of the level they decided to save from.</text:p>
      <text:p text:style-name="Standard"/>
      <text:p text:style-name="P12">Instructions On Executing The Software</text:p>
      <text:p text:style-name="P13"/>
      <text:p text:style-name="Standard">In order to execute the software the user must have copied the repository from the official GitHub repository.</text:p>
      <text:p text:style-name="P14"/>
      <text:p text:style-name="Standard">Then, using IntelliJ IDE open the project folder, go to File and then Project Structure, add the dependencies<text:s/>clicking on “+“, <text:s/>then “from Maven” and type “org.glassfish:javax.json:1.1.4”<text:s/>then<text:s/>“org.junit.jupiter:junit-jupiter:5.9.0”<text:s/>and “junit:junit:4.13.2”<text:s/></text:p>
      <text:p text:style-name="P15"/>
      <text:p text:style-name="Standard">At this point the user can simply execute the main function to play the game.</text:p>
      <text:p text:style-name="Standard">For cloud saving, the user is required to install Python (&gt;=3.10) and the required packages in requirements.txt. Then launch with FastAPI che main.py contained in the server folder, in the source folder.</text:p>
      <text:p text:style-name="Standard">The cloud saving is seamless.</text:p>
      <text:p text:style-name="P16"/>
      <text:p text:style-name="P17">Execution Environment</text:p>
      <text:p text:style-name="P18"/>
      <text:p text:style-name="Standard">Tests have been run on Windows 10, Windows 11, Ubuntu LTS 22, Mac OS X El Capitan, and for those system the compatibility is 100%.</text:p>
      <text:p text:style-name="P19"/>
      <text:p text:style-name="Standard">Other systems have not been tested, but if a Java JDK is available there should not be any problems.</text:p>
      <text:p text:style-name="P20"/>
      <text:p text:style-name="P21">Java Constraints</text:p>
      <text:p text:style-name="P22"/>
      <text:p text:style-name="Standard">We tested the software on various Java version, follows the compatibility report:</text:p>
      <text:p text:style-name="P23"/>
      <text:list text:style-name="LFO2" text:continue-numbering="true">
        <text:list-item>
          <text:p text:style-name="P24">Java SE 17: in this Java version the software was developed and therefore the compatibility is 100%.</text:p>
        </text:list-item>
        <text:list-item>
          <text:p text:style-name="P25">Java SE 11: there seems to be no major problem or incompatibility</text:p>
        </text:list-item>
        <text:list-item>
          <text:p text:style-name="P26">Java SE 22: there seems to be no major problem or incompatibility</text:p>
        </text:list-item>
      </text:list>
      <text:p text:style-name="P27"/>
      <text:p text:style-name="P28">Java Libraries</text:p>
      <text:p text:style-name="P29"/>
      <text:p text:style-name="Standard">The whole game is runs entirely on built-in libraries, except for JUnit and Javax for the support of JSON writing and loading.</text:p>
      <text:p text:style-name="P30"/>
      <text:p text:style-name="Standard">The graphical interface is based on Swing, on which a facade was tailored for a easier control of the rend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Alessandro Martini</meta:initial-creator>
    <dc:creator>Alessandro Martini</dc:creator>
    <meta:creation-date>2024-06-07T18:43:00Z</meta:creation-date>
    <dc:date>2024-06-07T18:43:00Z</dc:date>
    <meta:template xlink:href="Normal" xlink:type="simple"/>
    <meta:editing-cycles>2</meta:editing-cycles>
    <meta:editing-duration>PT60S</meta:editing-duration>
    <meta:document-statistic meta:page-count="2" meta:paragraph-count="8" meta:word-count="645" meta:character-count="4320" meta:row-count="30" meta:non-whitespace-character-count="3683"/>
  </office:meta>
</office:document-meta>
</file>